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Liberation Sans', Arial" svg:font-family="''Liberation Sans', Arial'"/>
    <style:font-face style:name="Calibri1" svg:font-family="Calibri"/>
    <style:font-face style:name="Liberation Serif" svg:font-family="'Liberation Serif', 'Times New R'"/>
    <style:font-face style:name="Segoe UI Symbol" svg:font-family="'Segoe UI Symbol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353cm" fo:margin-bottom="0.212cm" loext:contextual-spacing="false" fo:line-height="100%" fo:text-align="start" style:justify-single-word="false"/>
    </style:style>
    <style:style style:name="P2" style:family="paragraph" style:parent-style-name="Standard">
      <style:paragraph-properties fo:margin-top="0.247cm" fo:margin-bottom="0.212cm" loext:contextual-spacing="false" fo:line-height="100%" fo:text-align="start" style:justify-single-word="false"/>
    </style:style>
    <style:style style:name="P3" style:family="paragraph" style:parent-style-name="Standard">
      <style:paragraph-properties fo:margin-top="0.423cm" fo:margin-bottom="0.212cm" loext:contextual-spacing="false" fo:line-height="100%" fo:text-align="start" style:justify-single-word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c8a1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officeooo:paragraph-rsid="0006c8a1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c8a1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06c8a1"/>
    </style:style>
    <style:style style:name="P10" style:family="paragraph" style:parent-style-name="Standard">
      <style:paragraph-properties fo:margin-top="0.353cm" fo:margin-bottom="0.212cm" loext:contextual-spacing="false" fo:line-height="100%" fo:text-align="start" style:justify-single-word="false"/>
      <style:text-properties officeooo:paragraph-rsid="0006c8a1"/>
    </style:style>
    <style:style style:name="P11" style:family="paragraph" style:parent-style-name="Standard">
      <style:paragraph-properties fo:margin-top="0.247cm" fo:margin-bottom="0.212cm" loext:contextual-spacing="false" fo:line-height="100%" fo:text-align="start" style:justify-single-word="false"/>
      <style:text-properties officeooo:paragraph-rsid="0006c8a1"/>
    </style:style>
    <style:style style:name="P12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officeooo:paragraph-rsid="0006c8a1"/>
    </style:style>
    <style:style style:name="T1" style:family="text">
      <style:text-properties style:use-window-font-color="true" style:font-name="Calibri1" fo:font-size="16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4pt" fo:font-weight="normal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'Liberation Sans', Arial" fo:font-size="16pt" fo:font-weight="bold" fo:background-color="transparent" loext:char-shading-value="0" style:font-name-asian="'Liberation Sans', Arial" style:font-name-complex="'Liberation Sans', Arial"/>
    </style:style>
    <style:style style:name="T7" style:family="text">
      <style:text-properties style:use-window-font-color="true" style:font-name="'Liberation Sans', Arial" fo:font-size="14pt" fo:font-weight="bold" fo:background-color="transparent" loext:char-shading-value="0" style:font-name-asian="'Liberation Sans', Arial" style:font-name-complex="'Liberation Sans', Arial"/>
    </style:style>
    <style:style style:name="T8" style:family="text">
      <style:text-properties style:use-window-font-color="true" style:font-name="'Liberation Sans', Arial" fo:font-size="14pt" fo:font-weight="normal" fo:background-color="transparent" loext:char-shading-value="0" style:font-name-asian="'Liberation Sans', Arial" style:font-name-complex="'Liberation Sans', Arial"/>
    </style:style>
    <style:style style:name="T9" style:family="text">
      <style:text-properties style:use-window-font-color="true" style:font-name="Segoe UI Symbol" fo:font-size="14pt" fo:font-weight="normal" fo:background-color="transparent" loext:char-shading-value="0" style:font-name-asian="Segoe UI Symbol" style:font-name-complex="Segoe UI Symbol"/>
    </style:style>
    <style:style style:name="T10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12" style:family="text">
      <style:text-properties fo:color="#808000" style:font-name="Liberation Serif" fo:font-size="12pt" fo:font-weight="normal" fo:background-color="transparent" loext:char-shading-value="0" style:font-name-asian="Liberation Serif" style:font-name-complex="Liberation Serif"/>
    </style:style>
    <style:style style:name="T13" style:family="text">
      <style:text-properties fo:color="#808000" style:font-name="Calibri1" fo:font-size="12pt" fo:font-weight="normal" fo:background-color="transparent" loext:char-shading-value="0" style:font-name-asian="Calibri1" style:font-name-complex="Calibri1"/>
    </style:style>
    <style:style style:name="T14" style:family="text">
      <style:text-properties fo:color="#c0c0c0" style:font-name="Liberation Serif" fo:font-size="12pt" fo:font-weight="normal" fo:background-color="transparent" loext:char-shading-value="0" style:font-name-asian="Liberation Serif" style:font-name-complex="Liberation Serif"/>
    </style:style>
    <style:style style:name="T15" style:family="text">
      <style:text-properties fo:color="#092e64" style:font-name="Liberation Serif" fo:font-size="12pt" fo:font-weight="normal" fo:background-color="transparent" loext:char-shading-value="0" style:font-name-asian="Liberation Serif" style:font-name-complex="Liberation Serif"/>
    </style:style>
    <style:style style:name="T16" style:family="text">
      <style:text-properties fo:color="#00677c" style:font-name="Liberation Serif" fo:font-size="12pt" fo:font-weight="bold" fo:background-color="transparent" loext:char-shading-value="0" style:font-name-asian="Liberation Serif" style:font-name-complex="Liberation Serif"/>
    </style:style>
    <style:style style:name="T17" style:family="text">
      <style:text-properties fo:color="#5565af" style:font-name="Liberation Serif" fo:font-size="12pt" fo:font-weight="normal" fo:background-color="transparent" loext:char-shading-value="0" style:font-name-asian="Liberation Serif" style:font-name-complex="Liberation Serif"/>
    </style:style>
    <style:style style:name="T18" style:family="text">
      <style:text-properties fo:font-size="12pt"/>
    </style:style>
    <style:style style:name="T19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0" style:family="text">
      <style:text-properties style:font-name="Liberation Serif" fo:font-size="12pt" style:text-underline-style="solid" style:text-underline-width="auto" style:text-underline-color="font-color" style:text-underline-mode="continuous" style:text-overline-mode="continuous" style:text-line-through-mode="continuous" style:font-name-asian="Liberation Serif" style:font-name-complex="Liberation Serif"/>
    </style:style>
    <style:style style:name="T21" style:family="text">
      <style:text-properties style:font-name="Liberation Serif" fo:font-size="12pt" style:font-name-asian="Liberation Serif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Модуль</text:span><text:span text:style-name="T6"> coordinatesofobjects.cpp</text:span></text:p>
      <text:p text:style-name="P2"><text:span text:style-name="T2">Метод</text:span><text:span text:style-name="T7"> take</text:span></text:p>
      <text:p text:style-name="P3"><text:span text:style-name="T3">Тест</text:span><text:span text:style-name="T8"> </text:span><text:span text:style-name="T9">№</text:span><text:span text:style-name="T8"> 1</text:span></text:p>
      <text:p text:style-name="P4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4"><text:span text:style-name="T4">Тип</text:span><text:span text:style-name="T10">:</text:span><text:span text:style-name="T11"> </text:span><text:span text:style-name="T5">Позитивный</text:span></text:p>
      <text:p text:style-name="P4"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12">int</text:span><text:span text:style-name="T14"> </text:span><text:span text:style-name="T15">up</text:span><text:span text:style-name="T11">,</text:span><text:span text:style-name="T14"> </text:span><text:span text:style-name="T12">int</text:span><text:span text:style-name="T14"> </text:span><text:span text:style-name="T15">down</text:span></text:p>
      <text:p text:style-name="P5"/>
      <text:p text:style-name="P4"><text:span text:style-name="T4">Ожидаемый</text:span><text:span text:style-name="T10"> </text:span><text:span text:style-name="T4">результат</text:span><text:span text:style-name="T10">:</text:span><text:span text:style-name="T11"> </text:span><text:span text:style-name="T5">Успешное</text:span><text:span text:style-name="T11"> </text:span><text:span text:style-name="T5">выполнение</text:span><text:span text:style-name="T11"> </text:span></text:p>
      <text:p text:style-name="P4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требуются</text:span><text:span text:style-name="T11"> </text:span><text:span text:style-name="T5">значения</text:span><text:span text:style-name="T11"> </text:span><text:span text:style-name="T5">координад</text:span></text:p>
      <text:p text:style-name="P5"/>
      <text:p text:style-name="P2"><text:span text:style-name="T2">Метод</text:span><text:span text:style-name="T7"> getPosX</text:span></text:p>
      <text:p text:style-name="P3"><text:span text:style-name="T3">Тест</text:span><text:span text:style-name="T8"> </text:span><text:span text:style-name="T9">№</text:span><text:span text:style-name="T8"> 1</text:span></text:p>
      <text:p text:style-name="P4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4"><text:span text:style-name="T4">Тип</text:span><text:span text:style-name="T10">:</text:span><text:span text:style-name="T11"> </text:span><text:span text:style-name="T5">Позитивный</text:span></text:p>
      <text:p text:style-name="P4"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16">setPos</text:span><text:span text:style-name="T12">(int</text:span><text:span text:style-name="T14"> </text:span><text:span text:style-name="T15">xVal</text:span><text:span text:style-name="T12">,</text:span><text:span text:style-name="T14"> </text:span><text:span text:style-name="T12">int</text:span><text:span text:style-name="T14"> </text:span><text:span text:style-name="T15">yVal</text:span><text:span text:style-name="T12">)</text:span></text:p>
      <text:p text:style-name="P4"><text:span text:style-name="T4">Ожидаемый</text:span><text:span text:style-name="T10"> </text:span><text:span text:style-name="T4">результат</text:span><text:span text:style-name="T10">:</text:span><text:span text:style-name="T11"> </text:span><text:span text:style-name="T5">Установка координаты</text:span><text:span text:style-name="T11"> X</text:span></text:p>
      <text:p text:style-name="P4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требуется</text:span><text:span text:style-name="T11"> int xVal</text:span></text:p>
      <text:p text:style-name="P5"/>
      <text:p text:style-name="P5"/>
      <text:p text:style-name="P5"/>
      <text:p text:style-name="P2"><text:span text:style-name="T2">Метод</text:span><text:span text:style-name="T7"> getPosY</text:span></text:p>
      <text:p text:style-name="P3"><text:span text:style-name="T3">Тест</text:span><text:span text:style-name="T8"> </text:span><text:span text:style-name="T9">№</text:span><text:span text:style-name="T8"> 1</text:span></text:p>
      <text:p text:style-name="P4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4"><text:span text:style-name="T4">Тип</text:span><text:span text:style-name="T10">:</text:span><text:span text:style-name="T11"> </text:span><text:span text:style-name="T5">Позитивный</text:span></text:p>
      <text:p text:style-name="P4"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16">setPos</text:span><text:span text:style-name="T12">(int</text:span><text:span text:style-name="T14"> </text:span><text:span text:style-name="T15">xVal</text:span><text:span text:style-name="T12">,</text:span><text:span text:style-name="T14"> </text:span><text:span text:style-name="T12">int</text:span><text:span text:style-name="T14"> </text:span><text:span text:style-name="T15">yVal</text:span><text:span text:style-name="T12">)</text:span></text:p>
      <text:p text:style-name="P4"><text:span text:style-name="T4">Ожидаемый</text:span><text:span text:style-name="T10"> </text:span><text:span text:style-name="T4">результат</text:span><text:span text:style-name="T10">:</text:span><text:span text:style-name="T11"> <text:s/></text:span><text:span text:style-name="T5">Установка координаты</text:span><text:span text:style-name="T11"> Y</text:span></text:p>
      <text:p text:style-name="P4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требуется</text:span><text:span text:style-name="T11"> int yVal</text:span></text:p>
      <text:p text:style-name="P5"/>
      <text:p text:style-name="P5"/>
      <text:p text:style-name="P5"/>
      <text:p text:style-name="P1"><text:span text:style-name="T1">Модуль</text:span><text:span text:style-name="T6"> </text:span><text:span text:style-name="T1">Enemy.cpp</text:span></text:p>
      <text:p text:style-name="P2"><text:span text:style-name="T2">Метод</text:span><text:span text:style-name="T7"> getMoney/setMoney</text:span></text:p>
      <text:p text:style-name="P3"><text:span text:style-name="T3">Тест</text:span><text:span text:style-name="T8"> </text:span><text:span text:style-name="T9">№</text:span><text:span text:style-name="T8"> 1</text:span></text:p>
      <text:p text:style-name="P4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4"><text:span text:style-name="T4">Тип</text:span><text:span text:style-name="T10">:</text:span><text:span text:style-name="T11"> </text:span><text:span text:style-name="T5">Позитивный</text:span></text:p>
      <text:p text:style-name="P4"><text:soft-page-break/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16">unsigned int Gold</text:span></text:p>
      <text:p text:style-name="P4"><text:span text:style-name="T4">Ожидаемый</text:span><text:span text:style-name="T10"> </text:span><text:span text:style-name="T4">результат</text:span><text:span text:style-name="T10">:</text:span><text:span text:style-name="T11"> <text:s/></text:span><text:span text:style-name="T5">установка значения Money для противника</text:span></text:p>
      <text:p text:style-name="P4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-</text:span></text:p>
      <text:p text:style-name="P2"><text:span text:style-name="T2">Метод</text:span><text:span text:style-name="T7"> getDamage/setDamage</text:span></text:p>
      <text:p text:style-name="P3"><text:span text:style-name="T3">Тест</text:span><text:span text:style-name="T8"> </text:span><text:span text:style-name="T9">№</text:span><text:span text:style-name="T8"> 1</text:span></text:p>
      <text:p text:style-name="P4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4"><text:span text:style-name="T4">Тип</text:span><text:span text:style-name="T10">:</text:span><text:span text:style-name="T11"> </text:span><text:span text:style-name="T5">Позитивный</text:span></text:p>
      <text:p text:style-name="P4"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16">unsigned int Damage</text:span></text:p>
      <text:p text:style-name="P4"><text:span text:style-name="T4">Ожидаемый</text:span><text:span text:style-name="T10"> </text:span><text:span text:style-name="T4">результат</text:span><text:span text:style-name="T10">:</text:span><text:span text:style-name="T11"> <text:s/></text:span><text:span text:style-name="T5">установка значения Damage для противника</text:span></text:p>
      <text:p text:style-name="P4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-</text:span></text:p>
      <text:p text:style-name="P5"/>
      <text:p text:style-name="P1"><text:span text:style-name="T1">Модуль</text:span><text:span text:style-name="T6"> </text:span><text:span text:style-name="T1">statusofobject.cpp</text:span></text:p>
      <text:p text:style-name="P2"><text:span text:style-name="T2">Метод</text:span><text:span text:style-name="T7"> getdexp/currentExp</text:span></text:p>
      <text:p text:style-name="P3"><text:span text:style-name="T3">Тест</text:span><text:span text:style-name="T8"> </text:span><text:span text:style-name="T9">№</text:span><text:span text:style-name="T8"> 1</text:span></text:p>
      <text:p text:style-name="P4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4"><text:span text:style-name="T4">Тип</text:span><text:span text:style-name="T10">:</text:span><text:span text:style-name="T11"> </text:span><text:span text:style-name="T5">Позитивный</text:span></text:p>
      <text:p text:style-name="P4"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16">unsigned int exp</text:span></text:p>
      <text:p text:style-name="P4"><text:span text:style-name="T4">Ожидаемый</text:span><text:span text:style-name="T10"> </text:span><text:span text:style-name="T4">результат</text:span><text:span text:style-name="T10">:</text:span><text:span text:style-name="T11"> <text:s/></text:span><text:span text:style-name="T5">установка опыта для персонажа </text:span></text:p>
      <text:p text:style-name="P4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-</text:span></text:p>
      <text:p text:style-name="P5"/>
      <text:p text:style-name="P2"><text:span text:style-name="T2">Метод</text:span><text:span text:style-name="T7"> </text:span><text:span text:style-name="T2">tookHP</text:span><text:span text:style-name="T7">/currentHealth</text:span></text:p>
      <text:p text:style-name="P3"><text:span text:style-name="T3">Тест</text:span><text:span text:style-name="T8"> </text:span><text:span text:style-name="T9">№</text:span><text:span text:style-name="T8"> 1</text:span></text:p>
      <text:p text:style-name="P4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4"><text:span text:style-name="T4">Тип</text:span><text:span text:style-name="T10">:</text:span><text:span text:style-name="T11"> </text:span><text:span text:style-name="T5">Позитивный</text:span></text:p>
      <text:p text:style-name="P4"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16">unsigned int Health</text:span></text:p>
      <text:p text:style-name="P4"><text:span text:style-name="T4">Ожидаемый</text:span><text:span text:style-name="T10"> </text:span><text:span text:style-name="T4">результат</text:span><text:span text:style-name="T10">:</text:span><text:span text:style-name="T11"> <text:s/></text:span><text:span text:style-name="T5">правильная обработка значения здоровья после урона </text:span></text:p>
      <text:p text:style-name="P4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-</text:span></text:p>
      <text:p text:style-name="P5"/>
      <text:p text:style-name="P2"><text:span text:style-name="T2">Метод</text:span><text:span text:style-name="T7"> </text:span><text:span text:style-name="T2">Money</text:span><text:span text:style-name="T7">/MYMoney</text:span></text:p>
      <text:p text:style-name="P3"><text:span text:style-name="T3">Тест</text:span><text:span text:style-name="T8"> </text:span><text:span text:style-name="T9">№</text:span><text:span text:style-name="T8"> 1</text:span></text:p>
      <text:p text:style-name="P4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4"><text:span text:style-name="T4">Тип</text:span><text:span text:style-name="T10">:</text:span><text:span text:style-name="T11"> </text:span><text:span text:style-name="T5">Позитивный</text:span></text:p>
      <text:p text:style-name="P4"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16">unsigned int Money</text:span></text:p>
      <text:p text:style-name="P4"><text:span text:style-name="T4">Ожидаемый</text:span><text:span text:style-name="T10"> </text:span><text:span text:style-name="T4">результат</text:span><text:span text:style-name="T10">:</text:span><text:span text:style-name="T11"> <text:s/></text:span><text:span text:style-name="T5">Установка значения Money персонажа</text:span></text:p>
      <text:p text:style-name="P4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-</text:span></text:p>
      <text:p text:style-name="P10"><text:soft-page-break/><text:span text:style-name="T1">Модуль</text:span><text:span text:style-name="T6"> </text:span><text:span text:style-name="T1">herocontrol.cpp</text:span></text:p>
      <text:p text:style-name="P11"><text:span text:style-name="T2">Метод</text:span><text:span text:style-name="T7"> Level</text:span></text:p>
      <text:p text:style-name="P12"><text:span text:style-name="T3">Тест</text:span><text:span text:style-name="T8"> </text:span><text:span text:style-name="T9">№</text:span><text:span text:style-name="T8"> 1</text:span></text:p>
      <text:p text:style-name="P9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9"><text:span text:style-name="T4">Тип</text:span><text:span text:style-name="T10">:</text:span><text:span text:style-name="T11"> </text:span><text:span text:style-name="T5">Позитивный</text:span></text:p>
      <text:p text:style-name="P9"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5">Отсутствуют</text:span></text:p>
      <text:p text:style-name="P9"><text:span text:style-name="T4">Ожидаемый</text:span><text:span text:style-name="T10"> </text:span><text:span text:style-name="T4">результат</text:span><text:span text:style-name="T10">:</text:span><text:span text:style-name="T11"> </text:span><text:span text:style-name="T5">Получение 2 уровня объекта</text:span><text:span text:style-name="T11"> </text:span></text:p>
      <text:p text:style-name="P9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Требуется необходимое количество опыта у объекта</text:span></text:p>
      <text:p text:style-name="P7"/>
      <text:p text:style-name="P12"><text:span text:style-name="T3">Тест</text:span><text:span text:style-name="T8"> </text:span><text:span text:style-name="T9">№</text:span><text:span text:style-name="T8"> </text:span><text:span text:style-name="T3">2</text:span></text:p>
      <text:p text:style-name="P9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9"><text:span text:style-name="T4">Тип</text:span><text:span text:style-name="T10">:</text:span><text:span text:style-name="T11"> </text:span><text:span text:style-name="T5">Позитивный</text:span></text:p>
      <text:p text:style-name="P9"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5">Отсутствуют</text:span></text:p>
      <text:p text:style-name="P9"><text:span text:style-name="T4">Ожидаемый</text:span><text:span text:style-name="T10"> </text:span><text:span text:style-name="T4">результат</text:span><text:span text:style-name="T10">:</text:span><text:span text:style-name="T11"> </text:span><text:span text:style-name="T5">Получениче базового уровня объекта (1 уровень)</text:span></text:p>
      <text:p text:style-name="P9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-</text:span></text:p>
      <text:p text:style-name="P6"/>
      <text:p text:style-name="P12"><text:span text:style-name="T3">Тест</text:span><text:span text:style-name="T8"> </text:span><text:span text:style-name="T9">№</text:span><text:span text:style-name="T8"> </text:span><text:span text:style-name="T3">3</text:span></text:p>
      <text:p text:style-name="P9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метода на неизменность уровня без необходимого опыта</text:span></text:p>
      <text:p text:style-name="P9"><text:span text:style-name="T4">Тип</text:span><text:span text:style-name="T10">:</text:span><text:span text:style-name="T11"> </text:span><text:span text:style-name="T5">Негативный</text:span></text:p>
      <text:p text:style-name="P9"><text:span text:style-name="T4">Входные</text:span><text:span text:style-name="T10"> </text:span><text:span text:style-name="T4">данные</text:span><text:span text:style-name="T10">: </text:span><text:span text:style-name="T11"><text:s/></text:span><text:span text:style-name="T5">Отсутствуют</text:span></text:p>
      <text:p text:style-name="P9"><text:span text:style-name="T4">Ожидаемый</text:span><text:span text:style-name="T10"> </text:span><text:span text:style-name="T4">результат</text:span><text:span text:style-name="T10">:</text:span><text:span text:style-name="T11"> </text:span><text:span text:style-name="T5">Получениче базового уровня объекта (1 уровень)</text:span></text:p>
      <text:p text:style-name="P9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-</text:span></text:p>
      <text:p text:style-name="P6"/>
      <text:p text:style-name="P11"><text:span text:style-name="T2">Метод</text:span><text:span text:style-name="T7"> getLvl</text:span></text:p>
      <text:p text:style-name="P12"><text:span text:style-name="T3">Тест</text:span><text:span text:style-name="T8"> </text:span><text:span text:style-name="T9">№</text:span><text:span text:style-name="T8"> 1</text:span></text:p>
      <text:p text:style-name="P9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работоспособности</text:span><text:span text:style-name="T11"> </text:span></text:p>
      <text:p text:style-name="P9"><text:span text:style-name="T4">Тип</text:span><text:span text:style-name="T10">:</text:span><text:span text:style-name="T11"> </text:span><text:span text:style-name="T5">Позитивный</text:span></text:p>
      <text:p text:style-name="P9"><text:span text:style-name="T4">Входные</text:span><text:span text:style-name="T10"> </text:span><text:span text:style-name="T4">данные</text:span><text:span text:style-name="T10">: </text:span><text:span text:style-name="T5"><text:s/>Отсутствуют</text:span></text:p>
      <text:p text:style-name="P9"><text:span text:style-name="T4">Ожидаемый</text:span><text:span text:style-name="T10"> </text:span><text:span text:style-name="T4">результат</text:span><text:span text:style-name="T10">:</text:span><text:span text:style-name="T11"> </text:span><text:span text:style-name="T5">Получение уровня объекта</text:span></text:p>
      <text:p text:style-name="P9"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Возврат переменной</text:span></text:p>
      <text:p text:style-name="P6"/>
      <text:p text:style-name="P11"><text:span text:style-name="T2">Метод</text:span><text:span text:style-name="T7"> </text:span><text:span text:style-name="T2">isNewLvl</text:span></text:p>
      <text:p text:style-name="P12"><text:span text:style-name="T3">Тест</text:span><text:span text:style-name="T8"> </text:span><text:span text:style-name="T9">№</text:span><text:span text:style-name="T8"> 1</text:span></text:p>
      <text:p text:style-name="P9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возможности перехода на следующий уровень</text:span><text:span text:style-name="T11"> </text:span></text:p>
      <text:p text:style-name="P9"><text:span text:style-name="T4">Тип</text:span><text:span text:style-name="T10">:</text:span><text:span text:style-name="T11"> </text:span><text:span text:style-name="T5">Позитивный</text:span></text:p>
      <text:p text:style-name="P9"><text:span text:style-name="T4">Входные</text:span><text:span text:style-name="T10"> </text:span><text:span text:style-name="T4">данные</text:span><text:span text:style-name="T10">: </text:span><text:span text:style-name="T5">Отсутствуют</text:span></text:p>
      <text:p text:style-name="P9"><text:span text:style-name="T4">Ожидаемый</text:span><text:span text:style-name="T10"> </text:span><text:span text:style-name="T4">результат</text:span><text:span text:style-name="T10">:</text:span><text:span text:style-name="T11"> <text:s/></text:span><text:span text:style-name="T5">True</text:span></text:p>
      <text:p text:style-name="P9"><text:soft-page-break/><text:span text:style-name="T4">Описание</text:span><text:span text:style-name="T10"> </text:span><text:span text:style-name="T4">процесса</text:span><text:span text:style-name="T10">:</text:span><text:span text:style-name="T11"> </text:span><text:span text:style-name="T5">Exp должен быть &gt;= необходимому для перехода опыту</text:span></text:p>
      <text:p text:style-name="P8"/>
      <text:p text:style-name="P12"><text:span text:style-name="T3">Тест</text:span><text:span text:style-name="T8"> </text:span><text:span text:style-name="T9">№</text:span><text:span text:style-name="T8"> 2</text:span></text:p>
      <text:p text:style-name="P9"><text:span text:style-name="T4">Цель</text:span><text:span text:style-name="T10">:</text:span><text:span text:style-name="T11"> </text:span><text:span text:style-name="T5">Проверка</text:span><text:span text:style-name="T11"> </text:span><text:span text:style-name="T5">возможности перехода на следующий уровень</text:span><text:span text:style-name="T11"> </text:span></text:p>
      <text:p text:style-name="P9"><text:span text:style-name="T4">Тип</text:span><text:span text:style-name="T10">:</text:span><text:span text:style-name="T11"> </text:span><text:span text:style-name="T5">Негативный</text:span></text:p>
      <text:p text:style-name="P9"><text:span text:style-name="T4">Входные</text:span><text:span text:style-name="T10"> </text:span><text:span text:style-name="T4">данные</text:span><text:span text:style-name="T10">: </text:span><text:span text:style-name="T5">Отсутствуют</text:span></text:p>
      <text:p text:style-name="P9"><text:span text:style-name="T4">Ожидаемый</text:span><text:span text:style-name="T10"> </text:span><text:span text:style-name="T4">результат</text:span><text:span text:style-name="T10">:</text:span><text:span text:style-name="T11"> <text:s/></text:span><text:span text:style-name="T5">False</text:span></text:p>
      <text:p text:style-name="P6"><text:span text:style-name="T19">Описание</text:span><text:span text:style-name="T20"> </text:span><text:span text:style-name="T19">процесса</text:span><text:span text:style-name="T20">:</text:span><text:span text:style-name="T21"> </text:span><text:span text:style-name="T18">Exp =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Liberation Sans', Arial" svg:font-family="''Liberation Sans', Arial'"/>
    <style:font-face style:name="Calibri1" svg:font-family="Calibri"/>
    <style:font-face style:name="Liberation Serif" svg:font-family="'Liberation Serif', 'Times New R'"/>
    <style:font-face style:name="Segoe UI Symbol" svg:font-family="'Segoe UI Symbol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3T23:32:36.340115525</dc:date>
    <meta:editing-duration>PT1M18S</meta:editing-duration>
    <meta:editing-cycles>1</meta:editing-cycles>
    <meta:document-statistic meta:table-count="0" meta:image-count="0" meta:object-count="0" meta:page-count="4" meta:paragraph-count="99" meta:word-count="361" meta:character-count="2781" meta:non-whitespace-character-count="2482"/>
    <meta:generator>LibreOffice/5.1.6.2$Linux_X86_64 LibreOffice_project/10m0$Build-2</meta:generator>
  </office:meta>
</office:document-meta>
</file>